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918a" officeooo:paragraph-rsid="0006918a"/>
    </style:style>
    <style:style style:name="P2" style:family="paragraph" style:parent-style-name="Standard">
      <style:paragraph-properties fo:text-align="center" style:justify-single-word="false"/>
      <style:text-properties officeooo:rsid="0006918a" officeooo:paragraph-rsid="0006918a"/>
    </style:style>
    <style:style style:name="P3" style:family="paragraph" style:parent-style-name="Standard">
      <style:text-properties officeooo:rsid="0006918a" officeooo:paragraph-rsid="0006c69f"/>
    </style:style>
    <style:style style:name="P4" style:family="paragraph" style:parent-style-name="Standard" style:list-style-name="L1">
      <style:text-properties officeooo:rsid="0006918a" officeooo:paragraph-rsid="0006c69f"/>
    </style:style>
    <style:style style:name="P5" style:family="paragraph" style:parent-style-name="Standard" style:list-style-name="L1">
      <style:text-properties officeooo:rsid="0006c69f" officeooo:paragraph-rsid="0006c69f"/>
    </style:style>
    <style:style style:name="P6" style:family="paragraph" style:parent-style-name="Standard">
      <style:text-properties officeooo:rsid="0006c69f" officeooo:paragraph-rsid="0006c69f"/>
    </style:style>
    <style:style style:name="P7" style:family="paragraph" style:parent-style-name="Standard">
      <style:text-properties officeooo:rsid="00088942" officeooo:paragraph-rsid="00088942"/>
    </style:style>
    <style:style style:name="P8" style:family="paragraph" style:parent-style-name="Standard" style:list-style-name="L1">
      <style:text-properties officeooo:rsid="000a2c94" officeooo:paragraph-rsid="000a2c94"/>
    </style:style>
    <style:style style:name="P9" style:family="paragraph" style:parent-style-name="Standard">
      <style:text-properties officeooo:rsid="000a2c94" officeooo:paragraph-rsid="000a2c94"/>
    </style:style>
    <style:style style:name="P10" style:family="paragraph" style:parent-style-name="Standard">
      <style:text-properties officeooo:rsid="000cde57" officeooo:paragraph-rsid="000cde57"/>
    </style:style>
    <style:style style:name="P11" style:family="paragraph" style:parent-style-name="Standard">
      <style:text-properties officeooo:rsid="000f7af3" officeooo:paragraph-rsid="00107c41"/>
    </style:style>
    <style:style style:name="P12" style:family="paragraph" style:parent-style-name="Standard">
      <style:paragraph-properties fo:break-before="page"/>
      <style:text-properties officeooo:rsid="000cde57" officeooo:paragraph-rsid="000cde57"/>
    </style:style>
    <style:style style:name="T1" style:family="text">
      <style:text-properties officeooo:rsid="0006c69f"/>
    </style:style>
    <style:style style:name="T2" style:family="text">
      <style:text-properties officeooo:rsid="00088942"/>
    </style:style>
    <style:style style:name="T3" style:family="text">
      <style:text-properties officeooo:rsid="000930e4"/>
    </style:style>
    <style:style style:name="T4" style:family="text">
      <style:text-properties officeooo:rsid="000a2c94"/>
    </style:style>
    <style:style style:name="T5" style:family="text">
      <style:text-properties style:text-position="super 58%"/>
    </style:style>
    <style:style style:name="T6" style:family="text">
      <style:text-properties style:text-position="super 58%" officeooo:rsid="000a2c94"/>
    </style:style>
    <style:style style:name="T7" style:family="text">
      <style:text-properties style:text-position="super 58%" officeooo:rsid="000cde57"/>
    </style:style>
    <style:style style:name="T8" style:family="text">
      <style:text-properties style:text-position="super 58%" officeooo:rsid="000d8a04"/>
    </style:style>
    <style:style style:name="T9" style:family="text">
      <style:text-properties officeooo:rsid="000c1ab4"/>
    </style:style>
    <style:style style:name="T10" style:family="text">
      <style:text-properties officeooo:rsid="000cde57"/>
    </style:style>
    <style:style style:name="T11" style:family="text">
      <style:text-properties officeooo:rsid="000d8a04"/>
    </style:style>
    <style:style style:name="T12" style:family="text">
      <style:text-properties officeooo:rsid="00107c3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unction Compressor</text:p>
      <text:p text:style-name="P2">by Sven Nilsen, 2017</text:p>
      <text:p text:style-name="P1"/>
      <text:p text:style-name="P1">A function compressor is a function that takes a list of partial function pairs and produces an efficient function. It is used to produce code for paths that are derived by exhausting all input and compute the output. It can also be used to derive existential paths for various domain constraints.</text:p>
      <text:p text:style-name="P1"/>
      <text:p text:style-name="P1"><text:tab/><text:span text:style-name="T1">fcr</text:span> : [(A, B)] → (A → B)</text:p>
      <text:p text:style-name="P1"/>
      <text:p text:style-name="P7">Notice that a function compressor does not optimize a function. A function optimizer would take a function and return another function of equal or better performance, but the function compressor takes raw data and constructs a function from it. This makes function compressors different from optimizers because they do not require knowledge about how to traverse the AST of a function. An ideal function compressor would return a function that can not be optimized further.</text:p>
      <text:p text:style-name="P7"/>
      <text:p text:style-name="P7">All function compressors are logically equivalent, so they can be reasoned about using the <text:span text:style-name="T4">same </text:span>name `fcr`. <text:span text:style-name="T4">What makes function compressors different from each other are intentional paths. The embodiment `a` of a function compressor `fcr` is written `fcr</text:span><text:span text:style-name="T6">a</text:span><text:span text:style-name="T4">`. </text:span>For example, the following expresses some data `x` that can be compressed to `f`. <text:span text:style-name="T4">This makes it possible to reason about the data about a function.</text:span></text:p>
      <text:p text:style-name="P1"/>
      <text:p text:style-name="P1"><text:tab/><text:span text:style-name="T2">x : [fcr] f</text:span></text:p>
      <text:p text:style-name="P1"/>
      <text:p text:style-name="P9">The intentional path of `fcr` by embodiment `a` is:</text:p>
      <text:p text:style-name="P9"/>
      <text:p text:style-name="P9"><text:tab/>fcr<text:span text:style-name="T5">a</text:span> : [(A, B)] → C</text:p>
      <text:p text:style-name="P1"/>
      <text:p text:style-name="P9"><text:span text:style-name="T9">For all deterministic function compressors, t</text:span>here exists a function (the intentional path) which predicts the cost `C` <text:span text:style-name="T9">from the data about the function. If the function compressor is ideal, then the intentional path predicts optimized behavior.</text:span></text:p>
      <text:p text:style-name="P1"/>
      <text:p text:style-name="P3">In practice it is very hard to create a good function compressor. <text:span text:style-name="T1">This depends on:</text:span></text:p>
      <text:p text:style-name="P3"/>
      <text:list xml:id="list1634680901247878005" text:style-name="L1">
        <text:list-item>
          <text:p text:style-name="P4"><text:span text:style-name="T1">Which functions that are available in the executable environment</text:span></text:p>
        </text:list-item>
        <text:list-item>
          <text:p text:style-name="P4"><text:span text:style-name="T1">How performance of equivalent functions vary as intentional paths</text:span></text:p>
        </text:list-item>
        <text:list-item>
          <text:p text:style-name="P5">How patterns are detected</text:p>
        </text:list-item>
        <text:list-item>
          <text:p text:style-name="P5">Knowledge about how to generate code</text:p>
        </text:list-item>
        <text:list-item>
          <text:p text:style-name="P8">What cases to optimize for</text:p>
        </text:list-item>
      </text:list>
      <text:p text:style-name="P6"/>
      <text:p text:style-name="P7">As a guiding principle, one can think of the function compressor as <text:span text:style-name="T3">the inverse of evaluating a function for all input.</text:span></text:p>
      <text:p text:style-name="P7"/>
      <text:p text:style-name="P7"><text:tab/><text:span text:style-name="T10">eval_all : (A → B) → [(A, B)]</text:span></text:p>
      <text:p text:style-name="P7"/>
      <text:p text:style-name="P7"><text:tab/><text:span text:style-name="T10">eval_all</text:span><text:span text:style-name="T7">-1</text:span><text:span text:style-name="T10"> &lt;=&gt; fcr</text:span></text:p>
      <text:p text:style-name="P12">An <text:span text:style-name="T11">ideal</text:span> function compressor <text:span text:style-name="T11">can not be found by using the `P</text:span><text:span text:style-name="T8">∃f{}</text:span><text:span text:style-name="T11"> = NP</text:span><text:span text:style-name="T8">∀f</text:span><text:span text:style-name="T11">` algorithm, because it would only be the fastest executing function compressor, rather than outputting functions that run with minimized performance cost. This means that an algorithm that outputs an optimal function compressor for a specific problem has even higher complexity than a “perfect intelligent” solver for a problem encoded as a specific function. The higher complexity comes from the requirement of using the intentional path for optimization. For now, it is an open problem of how to construct an ideal function compressor.</text:span></text:p>
      <text:p text:style-name="P10"/>
      <text:p text:style-name="P11">A more practical approach would be to create a function compressor that outputs a finite set of functions. <text:span text:style-name="T12">Each function can be carefully crafted and optimized. Using the trick from the `P</text:span><text:span text:style-name="T8">∃f{}</text:span><text:span text:style-name="T11"> = NP</text:span><text:span text:style-name="T8">∀f</text:span><text:span text:style-name="T11">` algorithm, one can create a binary search tree such that the lookup is `O(log N)` for `N` number of functions. This is done by organizing sub-types of the data such that there is a 50% chance of half of the functions matching a check for each step. One way to approximate this behavior is to check one bit at a time of the input, then check one bit of the output. Since the output bit depends on the input bit, it means the leafs are stored redundantly in the tree. For example, if the input bit is `0`, then the output might be `x`, and if the input bit is `1`, the output might be `y` for the same function. One would also need to balance this with which input to che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23:30:16.890514000</meta:creation-date>
    <dc:date>2017-11-08T20:43:35.801846000</dc:date>
    <meta:editing-duration>PT8M17S</meta:editing-duration>
    <meta:editing-cycles>1</meta:editing-cycles>
    <meta:document-statistic meta:table-count="0" meta:image-count="0" meta:object-count="0" meta:page-count="2" meta:paragraph-count="21" meta:word-count="607" meta:character-count="3520" meta:non-whitespace-character-count="2934"/>
    <meta:generator>LibreOffice/5.1.2.2$MacOSX_X86_64 LibreOffice_project/d3bf12ecb743fc0d20e0be0c58ca359301eb705f</meta:generator>
  </office:meta>
</office:document-meta>
</file>